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Arial" svg:font-family="Arial" style:font-family-generic="swiss"/>
    <style:font-face style:name="Courier New2" svg:font-family="'Courier New'" style:font-pitch="variable"/>
    <style:font-face style:name="Open Sans" svg:font-family="'Open Sans'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775cm" fo:margin-left="6.586cm" fo:margin-top="0cm" fo:margin-bottom="0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23cm"/>
    </style:style>
    <style:style style:name="Таблица1.1" style:family="table-row">
      <style:table-row-properties style:min-row-height="0.947cm" style:keep-together="true" fo:keep-together="auto"/>
    </style:style>
    <style:style style:name="Таблица1.A1" style:family="table-cell">
      <style:table-cell-properties fo:padding-left="0.092cm" fo:padding-right="0.097cm" fo:padding-top="0.097cm" fo:padding-bottom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-left="0.092cm" fo:padding-right="0.097cm" fo:padding-top="0.097cm" fo:padding-bottom="0.097cm" fo:border="0.002cm solid #000000"/>
    </style:style>
    <style:style style:name="Таблица1.4" style:family="table-row">
      <style:table-row-properties style:min-row-height="0.674cm" style:keep-together="true" fo:keep-together="auto"/>
    </style:style>
    <style:style style:name="Таблица1.5" style:family="table-row">
      <style:table-row-properties style:min-row-height="0.968cm" style:keep-together="true" fo:keep-together="auto"/>
    </style:style>
    <style:style style:name="Таблица1.6" style:family="table-row">
      <style:table-row-properties style:min-row-height="0.268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35cm"/>
        </style:tab-stops>
      </style:paragraph-properties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language="en" fo:country="US" fo:font-weight="bold" style:font-size-asian="14pt" style:font-weight-asian="bold" style:font-size-complex="14pt"/>
    </style:style>
    <style:style style:name="P13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language="en" fo:country="US" style:font-size-asian="14pt" style:font-size-complex="14pt"/>
    </style:style>
    <style:style style:name="P18" style:family="paragraph" style:parent-style-name="Standard">
      <style:text-properties fo:font-size="14pt" fo:language="en" fo:country="US" style:font-size-asian="14pt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</style:style>
    <style:style style:name="P24" style:family="paragraph" style:parent-style-name="Standard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loext:contextual-spacing="false" fo:margin-top="0cm" fo:margin-bottom="0.353cm" text:number-lines="false" text:line-number="0"/>
      <style:text-properties style:font-name="Times New Roman" fo:font-size="14pt" style:font-size-asian="14pt" style:font-size-complex="14pt"/>
    </style:style>
    <style:style style:name="P26" style:family="paragraph" style:parent-style-name="Table_20_Contents">
      <style:paragraph-properties loext:contextual-spacing="false" fo:margin-top="0cm" fo:margin-bottom="0.353cm"/>
      <style:text-properties style:font-name="Times New Roman" fo:font-size="14pt" style:font-size-asian="14pt" style:font-size-complex="14pt"/>
    </style:style>
    <style:style style:name="P27" style:family="paragraph" style:parent-style-name="Table_20_Contents">
      <style:paragraph-properties loext:contextual-spacing="false" fo:margin-top="0cm" fo:margin-bottom="0.353cm" style:snap-to-layout-grid="false"/>
      <style:text-properties style:font-name="Times New Roman" fo:font-size="14pt" style:font-size-asian="14pt" style:font-size-complex="14pt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4pt" fo:language="ru" fo:country="RU" style:text-underline-style="none" style:font-size-asian="14pt" style:font-name-complex="Times New Roman" style:font-size-complex="14pt"/>
    </style:style>
    <style:style style:name="P30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4pt" fo:language="ru" fo:country="RU" style:text-underline-style="none" fo:font-weight="bold" style:font-size-asian="14pt" style:font-weight-asian="bold" style:font-name-complex="Times New Roman" style:font-size-complex="14pt" style:font-weight-complex="bold"/>
    </style:style>
    <style:style style:name="P31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32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4pt" style:font-size-asian="14pt" style:font-size-complex="14pt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34" style:family="paragraph" style:parent-style-name="Table_20_Contents">
      <style:paragraph-properties loext:contextual-spacing="false" fo:margin-top="0cm" fo:margin-bottom="0.353cm" text:number-lines="false" text:line-number="0"/>
      <style:text-properties style:font-name="Times New Roman" fo:font-size="14pt" fo:language="ru" fo:country="RU" style:font-size-asian="14pt" style:font-size-complex="14pt"/>
    </style:style>
    <style:style style:name="T1" style:family="text">
      <style:text-properties style:font-name="Times New Roman" fo:font-size="14pt" fo:language="en" fo:country="US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T2" style:family="text">
      <style:text-properties fo:font-variant="normal" fo:text-transform="none" fo:color="#000000" fo:letter-spacing="normal" fo:language="ru" fo:country="RU" fo:font-style="normal" style:font-style-asian="normal"/>
    </style:style>
    <style:style style:name="T3" style:family="text">
      <style:text-properties fo:font-variant="normal" fo:text-transform="none" fo:color="#000000" fo:letter-spacing="normal" fo:font-style="normal" style:font-style-asian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text-underline-style="none" fo:font-weight="bold" style:font-weight-asian="bold" style:font-name-complex="Times New Roman" style:font-weight-complex="bold"/>
    </style:style>
    <style:style style:name="T6" style:family="text">
      <style:text-properties fo:language="ru" fo:country="RU" style:text-underline-style="none" fo:font-weight="normal" style:font-weight-asian="normal" style:font-name-complex="Times New Roman" style:font-weight-complex="normal"/>
    </style:style>
    <style:style style:name="T7" style:family="text">
      <style:text-properties fo:language="en" fo:country="US" style:text-underline-style="none" fo:font-weight="bold" style:font-weight-asian="bold" style:font-name-complex="Times New Roman" style:font-weight-complex="bold"/>
    </style:style>
    <style:style style:name="T8" style:family="text">
      <style:text-properties fo:font-size="14pt" fo:language="en" fo:country="US" fo:font-weight="normal" style:font-name-asian="Liberation Serif1" style:font-size-asian="14pt" style:font-weight-asian="normal" style:font-name-complex="Liberation Serif1" style:font-size-complex="14pt" style:font-weight-complex="normal"/>
    </style:style>
    <style:style style:name="T9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language="en" fo:country="US" style:font-name-asian="Liberation Serif1" style:font-size-asian="14pt" style:font-name-complex="Liberation Serif1" style:font-size-complex="14pt" style:font-weight-complex="bold"/>
    </style:style>
    <style:style style:name="T11" style:family="text">
      <style:text-properties fo:font-size="14pt" fo:language="en" fo:country="US" style:font-size-asian="14pt" style:font-size-complex="14pt" style:font-weight-complex="bold"/>
    </style:style>
    <style:style style:name="T1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осковский Авиационный Институт</text:p>
      <text:p text:style-name="P3">(Национальный исследовательский Университет)</text:p>
      <text:p text:style-name="P3"/>
      <text:p text:style-name="P3"/>
      <text:p text:style-name="P3">Факультет: «Информационные технологии и прикладная математика»</text:p>
      <text:p text:style-name="P3">Кафедра: 806 «Вычислительная математика и программирование»</text:p>
      <text:p text:style-name="P3"/>
      <text:p text:style-name="P3"/>
      <text:p text:style-name="P3"/>
      <text:p text:style-name="P3"/>
      <text:p text:style-name="P9">Лабораторная работа №8</text:p>
      <text:p text:style-name="P9">по курсу «ООП»</text:p>
      <text:p text:style-name="P1"/>
      <text:p text:style-name="P9"/>
      <text:p text:style-name="P9"/>
      <text:p text:style-name="P9"/>
      <text:p text:style-name="P9">Тема:</text:p>
      <text:p text:style-name="P10">Многопоточность.</text:p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5">Студент:</text:p>
          </table:table-cell>
          <table:table-cell table:style-name="Таблица1.B1" office:value-type="string">
            <text:p text:style-name="P34">Валов В.В</text:p>
          </table:table-cell>
        </table:table-row>
        <table:table-row table:style-name="Таблица1.1">
          <table:table-cell table:style-name="Таблица1.A1" office:value-type="string">
            <text:p text:style-name="P25">Группа:</text:p>
          </table:table-cell>
          <table:table-cell table:style-name="Таблица1.B1" office:value-type="string">
            <text:p text:style-name="P25">М80-308Б-18</text:p>
          </table:table-cell>
        </table:table-row>
        <table:table-row table:style-name="Таблица1.1">
          <table:table-cell table:style-name="Таблица1.A1" office:value-type="string">
            <text:p text:style-name="P25">Преподаватель:</text:p>
          </table:table-cell>
          <table:table-cell table:style-name="Таблица1.B1" office:value-type="string">
            <text:p text:style-name="P25">Поповкин А.В</text:p>
          </table:table-cell>
        </table:table-row>
        <table:table-row table:style-name="Таблица1.4">
          <table:table-cell table:style-name="Таблица1.A1" office:value-type="string">
            <text:p text:style-name="P26">Вариант:</text:p>
          </table:table-cell>
          <table:table-cell table:style-name="Таблица1.B1" office:value-type="string">
            <text:p text:style-name="P26"/>
          </table:table-cell>
        </table:table-row>
        <table:table-row table:style-name="Таблица1.5">
          <table:table-cell table:style-name="Таблица1.A1" office:value-type="string">
            <text:p text:style-name="P25">Оценка:</text:p>
          </table:table-cell>
          <table:table-cell table:style-name="Таблица1.B1" office:value-type="string">
            <text:p text:style-name="P27"/>
          </table:table-cell>
        </table:table-row>
        <table:table-row table:style-name="Таблица1.6">
          <table:table-cell table:style-name="Таблица1.A1" office:value-type="string">
            <text:p text:style-name="P25">Дата:</text:p>
          </table:table-cell>
          <table:table-cell table:style-name="Таблица1.B1" office:value-type="string">
            <text:p text:style-name="P27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Москва</text:p>
      <text:p text:style-name="P6">20<text:span text:style-name="T4">20</text:span></text:p>
      <text:p text:style-name="P6"/>
      <text:list xml:id="list7869128003366304803" text:style-name="WW8Num2">
        <text:list-header>
          <text:p text:style-name="P29"><text:soft-page-break/></text:p>
        </text:list-header>
        <text:list-item>
          <text:p text:style-name="P30">Код программы:</text:p>
          <text:p text:style-name="P30"/>
        </text:list-item>
      </text:list>
      <text:p text:style-name="P12">factory.cpp</text:p>
      <text:p text:style-name="Standard"/>
      <text:p text:style-name="P15">#include "factory.h"</text:p>
      <text:p text:style-name="P15">#include "square.h"</text:p>
      <text:p text:style-name="P15">#include "rectangle.h"</text:p>
      <text:p text:style-name="P15">#include "trapezoid.h"</text:p>
      <text:p text:style-name="P15"/>
      <text:p text:style-name="P15">std::shared_ptr&lt;figure&gt; factory::new_figure(std::istream &amp;is) {</text:p>
      <text:p text:style-name="Standard"><text:span text:style-name="T8"><text:s text:c="4"/></text:span><text:span text:style-name="T9">std::string name;</text:span></text:p>
      <text:p text:style-name="Standard"><text:span text:style-name="T8"><text:s text:c="4"/></text:span><text:span text:style-name="T9">is &gt;&gt; name;</text:span></text:p>
      <text:p text:style-name="Standard"><text:span text:style-name="T8"><text:s text:c="4"/></text:span><text:span text:style-name="T9">if (name == "square") {</text:span></text:p>
      <text:p text:style-name="Standard"><text:span text:style-name="T8"><text:s text:c="8"/></text:span><text:span text:style-name="T9">return std::shared_ptr&lt;figure&gt; ( new square(is));</text:span></text:p>
      <text:p text:style-name="Standard"><text:span text:style-name="T8"><text:s text:c="4"/></text:span><text:span text:style-name="T9">} else if ( name == "rectangle") {</text:span></text:p>
      <text:p text:style-name="Standard"><text:span text:style-name="T8"><text:s text:c="8"/></text:span><text:span text:style-name="T9">return std::shared_ptr&lt;figure&gt; ( new rectangle(is));</text:span></text:p>
      <text:p text:style-name="Standard"><text:span text:style-name="T8"><text:s text:c="4"/></text:span><text:span text:style-name="T9">} else if ( name == "trapezoid") {</text:span></text:p>
      <text:p text:style-name="Standard"><text:span text:style-name="T8"><text:s text:c="8"/></text:span><text:span text:style-name="T9">return std::shared_ptr&lt;figure&gt; ( new trapezoid(is));</text:span></text:p>
      <text:p text:style-name="Standard"><text:span text:style-name="T8"><text:s text:c="4"/></text:span><text:span text:style-name="T9">} else {</text:span></text:p>
      <text:p text:style-name="Standard"><text:span text:style-name="T8"><text:s text:c="8"/></text:span><text:span text:style-name="T9">throw std::logic_error("There's no such figure\n");</text:span></text:p>
      <text:p text:style-name="Standard"><text:span text:style-name="T8"><text:s text:c="4"/></text:span><text:span text:style-name="T9">}</text:span></text:p>
      <text:p text:style-name="P15">}</text:p>
      <text:p text:style-name="P15"/>
      <text:p text:style-name="P13">factory.h</text:p>
      <text:p text:style-name="P13"/>
      <text:p text:style-name="P15">#ifndef _D_FACTORY_H_</text:p>
      <text:p text:style-name="P15">#define _D_FACTORY_H_</text:p>
      <text:p text:style-name="P15"/>
      <text:p text:style-name="P15">#include &lt;memory&gt;</text:p>
      <text:p text:style-name="P15">#include &lt;iostream&gt;</text:p>
      <text:p text:style-name="P15">#include &lt;fstream&gt;</text:p>
      <text:p text:style-name="P15">#include "figure.h"</text:p>
      <text:p text:style-name="P15">#include &lt;string&gt;</text:p>
      <text:p text:style-name="P15"/>
      <text:p text:style-name="P15">struct factory {</text:p>
      <text:p text:style-name="Standard"><text:span text:style-name="T8"><text:s text:c="4"/></text:span><text:span text:style-name="T9">std::shared_ptr&lt;figure&gt; new_figure(std::istream&amp; is);</text:span></text:p>
      <text:p text:style-name="P15">};</text:p>
      <text:p text:style-name="P15"/>
      <text:p text:style-name="P15">#endif // _D_FACTORY_H_</text:p>
      <text:p text:style-name="P15"/>
      <text:p text:style-name="P13">figure.h</text:p>
      <text:p text:style-name="P13"/>
      <text:p text:style-name="P15">#include &lt;iostream&gt;</text:p>
      <text:p text:style-name="P15">#include "point.h"</text:p>
      <text:p text:style-name="P15">#include &lt;cmath&gt;</text:p>
      <text:p text:style-name="P15"><text:soft-page-break/></text:p>
      <text:p text:style-name="P15">#ifndef _D_FIGURE_H_</text:p>
      <text:p text:style-name="P15">#define _D_FIGURE_H_</text:p>
      <text:p text:style-name="P15"/>
      <text:p text:style-name="P15">struct figure {</text:p>
      <text:p text:style-name="Standard"><text:span text:style-name="T8"><text:s text:c="4"/></text:span><text:span text:style-name="T9">virtual point center() const = 0;</text:span></text:p>
      <text:p text:style-name="Standard"><text:span text:style-name="T8"><text:s text:c="4"/></text:span><text:span text:style-name="T9">virtual std::ostream&amp; print(std::ostream&amp; os) const = 0;</text:span></text:p>
      <text:p text:style-name="Standard"><text:span text:style-name="T8"><text:s text:c="4"/></text:span><text:span text:style-name="T9">virtual double area() const = 0;</text:span></text:p>
      <text:p text:style-name="Standard"><text:span text:style-name="T8"><text:s text:c="4"/></text:span><text:span text:style-name="T9">virtual ~figure() {}</text:span></text:p>
      <text:p text:style-name="P15">};</text:p>
      <text:p text:style-name="P15"/>
      <text:p text:style-name="P15">#endif //_D_FIGURE_H_</text:p>
      <text:p text:style-name="P15"/>
      <text:p text:style-name="P13">main.cpp</text:p>
      <text:p text:style-name="P13"/>
      <text:p text:style-name="P15">#include &lt;iostream&gt;</text:p>
      <text:p text:style-name="P15">#include &lt;memory&gt;</text:p>
      <text:p text:style-name="P15">#include &lt;vector&gt;</text:p>
      <text:p text:style-name="P15">#include &lt;thread&gt;</text:p>
      <text:p text:style-name="P15"/>
      <text:p text:style-name="P15">#include "factory.h"</text:p>
      <text:p text:style-name="P15">#include "figure.h"</text:p>
      <text:p text:style-name="P15">#include "subscriber.h"</text:p>
      <text:p text:style-name="P15"/>
      <text:p text:style-name="P15">void help() {</text:p>
      <text:p text:style-name="Standard"><text:span text:style-name="T8"><text:s text:c="4"/></text:span><text:span text:style-name="T9">std::cout &lt;&lt; "help - print this menu\n"</text:span></text:p>
      <text:p text:style-name="Standard"><text:span text:style-name="T8"><text:s text:c="16"/></text:span><text:span text:style-name="T9">"add &lt;square, rectangle or trapezoid&gt; &lt;vertices&gt; - add a figure\n"</text:span></text:p>
      <text:p text:style-name="Standard"><text:span text:style-name="T8"><text:s text:c="16"/></text:span><text:span text:style-name="T9">"exit\n";</text:span></text:p>
      <text:p text:style-name="P15">}</text:p>
      <text:p text:style-name="P15"/>
      <text:p text:style-name="P15">int main(int argc,char* argv[]) {</text:p>
      <text:p text:style-name="Standard"><text:span text:style-name="T8"><text:s text:c="4"/></text:span><text:span text:style-name="T9">if (argc != 2) {</text:span></text:p>
      <text:p text:style-name="Standard"><text:span text:style-name="T8"><text:s text:c="8"/></text:span><text:span text:style-name="T9">std::cout &lt;&lt; "2 arguments needed\n";</text:span></text:p>
      <text:p text:style-name="Standard"><text:span text:style-name="T8"><text:s text:c="8"/></text:span><text:span text:style-name="T9">return 1;</text:span></text:p>
      <text:p text:style-name="Standard"><text:span text:style-name="T8"><text:s text:c="4"/></text:span><text:span text:style-name="T9">}</text:span></text:p>
      <text:p text:style-name="P15"/>
      <text:p text:style-name="Standard"><text:span text:style-name="T8"><text:s text:c="4"/></text:span><text:span text:style-name="T9">int <text:s/>buffer_size = std::stoi(argv[1]);</text:span></text:p>
      <text:p text:style-name="Standard"><text:span text:style-name="T8"><text:s text:c="4"/></text:span><text:span text:style-name="T9">std::shared_ptr&lt;std::vector&lt;std::shared_ptr&lt;figure&gt;&gt;&gt; buffer = std::make_shared&lt;std::vector&lt;std::shared_ptr&lt;figure&gt;&gt;&gt;();</text:span></text:p>
      <text:p text:style-name="Standard"><text:span text:style-name="T8"><text:s text:c="4"/></text:span><text:span text:style-name="T9">buffer-&gt;reserve(buffer_size);</text:span></text:p>
      <text:p text:style-name="Standard"><text:span text:style-name="T8"><text:s text:c="4"/></text:span><text:span text:style-name="T9">factory factory;</text:span></text:p>
      <text:p text:style-name="Standard"><text:span text:style-name="T8"><text:s text:c="4"/></text:span><text:span text:style-name="T9">std::string cmd;</text:span></text:p>
      <text:p text:style-name="Standard"><text:span text:style-name="T8"><text:s text:c="4"/></text:span><text:span text:style-name="T9">subscriber sub;</text:span></text:p>
      <text:p text:style-name="Standard"><text:span text:style-name="T8"><text:s text:c="4"/></text:span><text:span text:style-name="T9">sub.processors.push_back(std::make_shared&lt;stream_processor&gt;());</text:span></text:p>
      <text:p text:style-name="Standard"><text:span text:style-name="T8"><text:s text:c="4"/></text:span><text:span text:style-name="T9">sub.processors.push_back(std::make_shared&lt;file_processor&gt;());</text:span></text:p>
      <text:p text:style-name="Standard"><text:span text:style-name="T8"><text:s text:c="4"/></text:span><text:span text:style-name="T9">std::thread sub_thread(std::ref(sub));</text:span></text:p>
      <text:p text:style-name="P15"><text:soft-page-break/></text:p>
      <text:p text:style-name="Standard"><text:span text:style-name="T8"><text:s text:c="4"/></text:span><text:span text:style-name="T9">while (true) {</text:span></text:p>
      <text:p text:style-name="Standard"><text:span text:style-name="T8"><text:s text:c="8"/></text:span><text:span text:style-name="T9">std::unique_lock&lt;std::mutex&gt; locker(sub.mtx);</text:span></text:p>
      <text:p text:style-name="Standard"><text:span text:style-name="T8"><text:s text:c="8"/></text:span><text:span text:style-name="T9">std::cin &gt;&gt; cmd;</text:span></text:p>
      <text:p text:style-name="Standard"><text:span text:style-name="T8"><text:s text:c="8"/></text:span><text:span text:style-name="T9">if (cmd == "help") {</text:span></text:p>
      <text:p text:style-name="Standard"><text:span text:style-name="T8"><text:s text:c="12"/></text:span><text:span text:style-name="T9">help();</text:span></text:p>
      <text:p text:style-name="Standard"><text:span text:style-name="T8"><text:s text:c="8"/></text:span><text:span text:style-name="T9">} else if (cmd == "add") {</text:span></text:p>
      <text:p text:style-name="Standard"><text:span text:style-name="T8"><text:s text:c="12"/></text:span><text:span text:style-name="T9">try {</text:span></text:p>
      <text:p text:style-name="Standard"><text:span text:style-name="T8"><text:s text:c="16"/></text:span><text:span text:style-name="T9">buffer-&gt;push_back(factory.new_figure(std::cin));</text:span></text:p>
      <text:p text:style-name="Standard"><text:span text:style-name="T8"><text:s text:c="12"/></text:span><text:span text:style-name="T9">} catch (std::logic_error &amp;e) {</text:span></text:p>
      <text:p text:style-name="Standard"><text:span text:style-name="T8"><text:s text:c="16"/></text:span><text:span text:style-name="T9">std::cout &lt;&lt; e.what() &lt;&lt; '\n';</text:span></text:p>
      <text:p text:style-name="Standard"><text:span text:style-name="T8"><text:s text:c="16"/></text:span><text:span text:style-name="T9">continue;</text:span></text:p>
      <text:p text:style-name="Standard"><text:span text:style-name="T8"><text:s text:c="12"/></text:span><text:span text:style-name="T9">}</text:span></text:p>
      <text:p text:style-name="Standard"><text:span text:style-name="T8"><text:s text:c="12"/></text:span><text:span text:style-name="T9">if (buffer-&gt;size() == buffer_size) {</text:span></text:p>
      <text:p text:style-name="Standard"><text:span text:style-name="T8"><text:s text:c="16"/></text:span><text:span text:style-name="T9">std::cout &lt;&lt; "You've reached the limit\n";</text:span></text:p>
      <text:p text:style-name="Standard"><text:span text:style-name="T8"><text:s text:c="16"/></text:span><text:span text:style-name="T9">sub.buffer = buffer;</text:span></text:p>
      <text:p text:style-name="Standard"><text:span text:style-name="T8"><text:s text:c="16"/></text:span><text:span text:style-name="T9">sub.cond_var.notify_all();</text:span></text:p>
      <text:p text:style-name="Standard"><text:span text:style-name="T8"><text:s text:c="16"/></text:span><text:span text:style-name="T9">sub.cond_var.wait(locker, [&amp;](){ return sub.buffer == nullptr;});</text:span></text:p>
      <text:p text:style-name="Standard"><text:span text:style-name="T8"><text:s text:c="16"/></text:span><text:span text:style-name="T9">buffer-&gt;clear();</text:span></text:p>
      <text:p text:style-name="Standard"><text:span text:style-name="T8"><text:s text:c="12"/></text:span><text:span text:style-name="T9">}</text:span></text:p>
      <text:p text:style-name="Standard"><text:span text:style-name="T8"><text:s text:c="8"/></text:span><text:span text:style-name="T9">} else if (cmd == "quit") <text:s/>{</text:span></text:p>
      <text:p text:style-name="Standard"><text:span text:style-name="T8"><text:s text:c="12"/></text:span><text:span text:style-name="T9">break;</text:span></text:p>
      <text:p text:style-name="Standard"><text:span text:style-name="T8"><text:s text:c="8"/></text:span><text:span text:style-name="T9">} else {</text:span></text:p>
      <text:p text:style-name="Standard"><text:span text:style-name="T8"><text:s text:c="12"/></text:span><text:span text:style-name="T9">std::cout &lt;&lt; "Wrong command\n";</text:span></text:p>
      <text:p text:style-name="Standard"><text:span text:style-name="T8"><text:s text:c="8"/></text:span><text:span text:style-name="T9">}</text:span></text:p>
      <text:p text:style-name="Standard"><text:span text:style-name="T8"><text:s text:c="4"/></text:span><text:span text:style-name="T9">}</text:span></text:p>
      <text:p text:style-name="Standard"><text:span text:style-name="T8"><text:s text:c="4"/></text:span><text:span text:style-name="T9">sub.stop = true;</text:span></text:p>
      <text:p text:style-name="Standard"><text:span text:style-name="T8"><text:s text:c="4"/></text:span><text:span text:style-name="T9">sub.cond_var.notify_all();</text:span></text:p>
      <text:p text:style-name="Standard"><text:span text:style-name="T8"><text:s text:c="4"/></text:span><text:span text:style-name="T9">sub_thread.join();</text:span></text:p>
      <text:p text:style-name="Standard"><text:span text:style-name="T8"><text:s text:c="4"/></text:span><text:span text:style-name="T9">return 0;</text:span></text:p>
      <text:p text:style-name="P15">}</text:p>
      <text:p text:style-name="P15"/>
      <text:p text:style-name="P13">point.cpp</text:p>
      <text:p text:style-name="P13"/>
      <text:p text:style-name="P15">#include "point.h"</text:p>
      <text:p text:style-name="P15"/>
      <text:p text:style-name="P15">point operator+ (point lhs, point rhs) {</text:p>
      <text:p text:style-name="Standard"><text:span text:style-name="T8"><text:s text:c="4"/></text:span><text:span text:style-name="T9">return {lhs.x + rhs.x, lhs.y + rhs.y};</text:span></text:p>
      <text:p text:style-name="P15">}</text:p>
      <text:p text:style-name="P15"/>
      <text:p text:style-name="P15">point operator- (point lhs, point rhs) {</text:p>
      <text:p text:style-name="Standard"><text:span text:style-name="T8"><text:s text:c="4"/></text:span><text:span text:style-name="T9">return {lhs.x - rhs.x, lhs.y - rhs.y};</text:span></text:p>
      <text:p text:style-name="P15">}</text:p>
      <text:p text:style-name="P15"/>
      <text:p text:style-name="P15">point operator/ (point p, double t) {</text:p>
      <text:p text:style-name="Standard"><text:span text:style-name="T8"><text:s text:c="4"/></text:span><text:span text:style-name="T9">return {p.x / t, p.y / t};</text:span></text:p>
      <text:p text:style-name="P15"><text:soft-page-break/>}</text:p>
      <text:p text:style-name="P15"/>
      <text:p text:style-name="P15">std::istream &amp;operator&gt;&gt;(std::istream &amp;is, point &amp;p) {</text:p>
      <text:p text:style-name="Standard"><text:span text:style-name="T8"><text:s text:c="4"/></text:span><text:span text:style-name="T9">is &gt;&gt; p.x &gt;&gt; p.y;</text:span></text:p>
      <text:p text:style-name="Standard"><text:span text:style-name="T8"><text:s text:c="4"/></text:span><text:span text:style-name="T9">return is;</text:span></text:p>
      <text:p text:style-name="P15">}</text:p>
      <text:p text:style-name="P15"/>
      <text:p text:style-name="P15">std::ostream &amp;operator&lt;&lt; (std::ostream &amp;os, const point &amp;p ) {</text:p>
      <text:p text:style-name="Standard"><text:span text:style-name="T8"><text:s text:c="4"/></text:span><text:span text:style-name="T9">os &lt;&lt; p.x &lt;&lt; " " &lt;&lt; p.y &lt;&lt; std::endl;</text:span></text:p>
      <text:p text:style-name="Standard"><text:span text:style-name="T8"><text:s text:c="4"/></text:span><text:span text:style-name="T9">return os;</text:span></text:p>
      <text:p text:style-name="P15">}</text:p>
      <text:p text:style-name="P15"/>
      <text:p text:style-name="P13">processor.cpp</text:p>
      <text:p text:style-name="P13"/>
      <text:p text:style-name="P15">#include "processor.h"</text:p>
      <text:p text:style-name="P15"/>
      <text:p text:style-name="P15">void stream_processor::process(std::shared_ptr&lt;std::vector&lt;std::shared_ptr&lt;figure&gt;&gt;&gt; buffer) {</text:p>
      <text:p text:style-name="Standard"><text:span text:style-name="T8"><text:s text:c="4"/></text:span><text:span text:style-name="T9">for (auto figure : *buffer) {</text:span></text:p>
      <text:p text:style-name="Standard"><text:span text:style-name="T8"><text:s text:c="8"/></text:span><text:span text:style-name="T9">figure-&gt;print(std::cout);</text:span></text:p>
      <text:p text:style-name="Standard"><text:span text:style-name="T8"><text:s text:c="4"/></text:span><text:span text:style-name="T9">}</text:span></text:p>
      <text:p text:style-name="P15">}</text:p>
      <text:p text:style-name="P15"/>
      <text:p text:style-name="P15">void file_processor::process(std::shared_ptr&lt;std::vector&lt;std::shared_ptr&lt;figure&gt;&gt;&gt; buffer) {</text:p>
      <text:p text:style-name="Standard"><text:span text:style-name="T8"><text:s text:c="4"/></text:span><text:span text:style-name="T9">std::ofstream fout;</text:span></text:p>
      <text:p text:style-name="Standard"><text:span text:style-name="T8"><text:s text:c="4"/></text:span><text:span text:style-name="T9">fout.open(std::to_string(cnt) + ".txt");</text:span></text:p>
      <text:p text:style-name="Standard"><text:span text:style-name="T8"><text:s text:c="4"/></text:span><text:span text:style-name="T9">cnt++;</text:span></text:p>
      <text:p text:style-name="Standard"><text:span text:style-name="T8"><text:s text:c="4"/></text:span><text:span text:style-name="T9">if (!fout.is_open()) {</text:span></text:p>
      <text:p text:style-name="Standard"><text:span text:style-name="T8"><text:s text:c="8"/></text:span><text:span text:style-name="T9">std::cout &lt;&lt; "can't open\n";</text:span></text:p>
      <text:p text:style-name="Standard"><text:span text:style-name="T8"><text:s text:c="8"/></text:span><text:span text:style-name="T9">return;</text:span></text:p>
      <text:p text:style-name="Standard"><text:span text:style-name="T8"><text:s text:c="4"/></text:span><text:span text:style-name="T9">}</text:span></text:p>
      <text:p text:style-name="Standard"><text:span text:style-name="T8"><text:s text:c="4"/></text:span><text:span text:style-name="T9">for (auto figure : *buffer) {</text:span></text:p>
      <text:p text:style-name="Standard"><text:span text:style-name="T8"><text:s text:c="8"/></text:span><text:span text:style-name="T9">figure-&gt;print(fout);</text:span></text:p>
      <text:p text:style-name="Standard"><text:span text:style-name="T8"><text:s text:c="4"/></text:span><text:span text:style-name="T9">}</text:span></text:p>
      <text:p text:style-name="P15"/>
      <text:p text:style-name="P15">}</text:p>
      <text:p text:style-name="P15"/>
      <text:p text:style-name="P13">processor.h</text:p>
      <text:p text:style-name="P13"/>
      <text:p text:style-name="P15">#ifndef _D_PROCESSOR_H_</text:p>
      <text:p text:style-name="P15">#define _D_PROCESSOR_H_</text:p>
      <text:p text:style-name="P15"/>
      <text:p text:style-name="P15">#include &lt;iostream&gt;</text:p>
      <text:p text:style-name="P15"><text:soft-page-break/>#include &lt;condition_variable&gt;</text:p>
      <text:p text:style-name="P15">#include &lt;thread&gt;</text:p>
      <text:p text:style-name="P15">#include &lt;vector&gt;</text:p>
      <text:p text:style-name="P15">#include &lt;mutex&gt;</text:p>
      <text:p text:style-name="P15"/>
      <text:p text:style-name="P15">#include "factory.h"</text:p>
      <text:p text:style-name="P15">#include "figure.h"</text:p>
      <text:p text:style-name="P15"/>
      <text:p text:style-name="P15">struct processor {</text:p>
      <text:p text:style-name="Standard"><text:span text:style-name="T8"><text:s text:c="4"/></text:span><text:span text:style-name="T9">virtual void process(std::shared_ptr&lt;std::vector&lt;std::shared_ptr&lt;figure&gt;&gt;&gt; buffer) = 0;</text:span></text:p>
      <text:p text:style-name="P15">};</text:p>
      <text:p text:style-name="P15"/>
      <text:p text:style-name="P15">struct stream_processor : processor {</text:p>
      <text:p text:style-name="Standard"><text:span text:style-name="T8"><text:s text:c="4"/></text:span><text:span text:style-name="T9">void process(std::shared_ptr&lt;std::vector&lt;std::shared_ptr&lt;figure&gt;&gt;&gt; buffer) override;</text:span></text:p>
      <text:p text:style-name="P15">};</text:p>
      <text:p text:style-name="P15"/>
      <text:p text:style-name="P15">struct file_processor : processor {</text:p>
      <text:p text:style-name="Standard"><text:span text:style-name="T8"><text:s text:c="4"/></text:span><text:span text:style-name="T9">void process(std::shared_ptr&lt;std::vector&lt;std::shared_ptr&lt;figure&gt;&gt;&gt; buffer) override;</text:span></text:p>
      <text:p text:style-name="P15">private:</text:p>
      <text:p text:style-name="Standard"><text:span text:style-name="T8"><text:s text:c="4"/></text:span><text:span text:style-name="T9">int cnt = 0;</text:span></text:p>
      <text:p text:style-name="P15">};</text:p>
      <text:p text:style-name="P15"/>
      <text:p text:style-name="P15">#endif // _D_PROCESSOR_H_</text:p>
      <text:p text:style-name="P15"/>
      <text:p text:style-name="P13">rectangle.cpp</text:p>
      <text:p text:style-name="P13"/>
      <text:p text:style-name="P15">#include "rectangle.h"</text:p>
      <text:p text:style-name="P15"/>
      <text:p text:style-name="P15">rectangle::rectangle(std::istream&amp; is) {</text:p>
      <text:p text:style-name="Standard"><text:span text:style-name="T8"><text:s text:c="4"/></text:span><text:span text:style-name="T9">is &gt;&gt; a1 &gt;&gt; a2 &gt;&gt; a3 &gt;&gt; a4;</text:span></text:p>
      <text:p text:style-name="P15">}</text:p>
      <text:p text:style-name="P15"/>
      <text:p text:style-name="P15">double rectangle::area() const {</text:p>
      <text:p text:style-name="Standard"><text:span text:style-name="T8"><text:s text:c="4"/></text:span><text:span text:style-name="T9">double xHeight = a2.x - a1.x;</text:span></text:p>
      <text:p text:style-name="Standard"><text:span text:style-name="T8"><text:s text:c="4"/></text:span><text:span text:style-name="T9">double yHeight = a2.y - a1.y;</text:span></text:p>
      <text:p text:style-name="P15"/>
      <text:p text:style-name="Standard"><text:span text:style-name="T8"><text:s text:c="4"/></text:span><text:span text:style-name="T9">double xWidth = a3.x - a2.x;</text:span></text:p>
      <text:p text:style-name="Standard"><text:span text:style-name="T8"><text:s text:c="4"/></text:span><text:span text:style-name="T9">double yWidth = a3.y - a2.y;</text:span></text:p>
      <text:p text:style-name="P15"/>
      <text:p text:style-name="Standard"><text:span text:style-name="T8"><text:s text:c="4"/></text:span><text:span text:style-name="T9">return sqrt(xHeight * xHeight + yHeight * yHeight) * sqrt(xWidth * xWidth + yWidth * yWidth);</text:span></text:p>
      <text:p text:style-name="P15">}</text:p>
      <text:p text:style-name="P15"/>
      <text:p text:style-name="P15"><text:soft-page-break/>point rectangle::center() const {</text:p>
      <text:p text:style-name="Standard"><text:span text:style-name="T8"><text:s text:c="4"/></text:span><text:span text:style-name="T9">double x,y;</text:span></text:p>
      <text:p text:style-name="Standard"><text:span text:style-name="T8"><text:s text:c="4"/></text:span><text:span text:style-name="T9">x = (a1.x + a2.x + a3.x + a4.x) / 4;</text:span></text:p>
      <text:p text:style-name="Standard"><text:span text:style-name="T8"><text:s text:c="4"/></text:span><text:span text:style-name="T9">y = (a1.y + a2.y + a3.y + a4.y) / 4;</text:span></text:p>
      <text:p text:style-name="Standard"><text:span text:style-name="T8"><text:s text:c="4"/></text:span><text:span text:style-name="T9">point p(x,y);</text:span></text:p>
      <text:p text:style-name="Standard"><text:span text:style-name="T8"><text:s text:c="4"/></text:span><text:span text:style-name="T9">return p;</text:span></text:p>
      <text:p text:style-name="P15">}</text:p>
      <text:p text:style-name="P15"/>
      <text:p text:style-name="P15">std::ostream&amp; rectangle::print(std::ostream&amp; os) const {</text:p>
      <text:p text:style-name="Standard"><text:span text:style-name="T8"><text:s text:c="4"/></text:span><text:span text:style-name="T9">os &lt;&lt; "Rectangle\n"&lt;&lt; a1 &lt;&lt; a2 &lt;&lt; a3 &lt;&lt; a4;</text:span></text:p>
      <text:p text:style-name="Standard"><text:span text:style-name="T8"><text:s text:c="4"/></text:span><text:span text:style-name="T9">os &lt;&lt; "Center: " &lt;&lt; center() &lt;&lt; "Area:" &lt;&lt; area() &lt;&lt; '\n';</text:span></text:p>
      <text:p text:style-name="Standard"><text:span text:style-name="T8"><text:s text:c="4"/></text:span><text:span text:style-name="T9">return os;</text:span></text:p>
      <text:p text:style-name="P15">}</text:p>
      <text:p text:style-name="P15"/>
      <text:p text:style-name="P13">rectangle.h</text:p>
      <text:p text:style-name="P15"/>
      <text:p text:style-name="P18">#ifndef _D_RECTANGLE_H_</text:p>
      <text:p text:style-name="P18">#define _D_RECTANGLE_H_</text:p>
      <text:p text:style-name="P18"/>
      <text:p text:style-name="P18">#include "figure.h"</text:p>
      <text:p text:style-name="P18"/>
      <text:p text:style-name="P18">class rectangle : public figure {</text:p>
      <text:p text:style-name="P18">public:</text:p>
      <text:p text:style-name="Standard"><text:span text:style-name="T10"><text:s text:c="4"/></text:span><text:span text:style-name="T11">rectangle() = default;</text:span></text:p>
      <text:p text:style-name="Standard"><text:span text:style-name="T10"><text:s text:c="4"/></text:span><text:span text:style-name="T11">rectangle(std::istream&amp; is) ;</text:span></text:p>
      <text:p text:style-name="Standard"><text:span text:style-name="T10"><text:s text:c="4"/></text:span><text:span text:style-name="T11">double area() const override;</text:span></text:p>
      <text:p text:style-name="Standard"><text:span text:style-name="T10"><text:s text:c="4"/></text:span><text:span text:style-name="T11">point center() const override;</text:span></text:p>
      <text:p text:style-name="Standard"><text:span text:style-name="T10"><text:s text:c="4"/></text:span><text:span text:style-name="T11">std::ostream&amp; print(std::ostream&amp; os) const override;</text:span></text:p>
      <text:p text:style-name="P18">private:</text:p>
      <text:p text:style-name="Standard"><text:span text:style-name="T10"><text:s text:c="4"/></text:span><text:span text:style-name="T11">point a1, a2, a3, a4;</text:span></text:p>
      <text:p text:style-name="P18">};</text:p>
      <text:p text:style-name="P18"/>
      <text:p text:style-name="P18">#endif // _D_RECTANGLE_H_</text:p>
      <text:p text:style-name="P18"/>
      <text:p text:style-name="P13">square.cpp</text:p>
      <text:p text:style-name="P13"/>
      <text:p text:style-name="P15">#include "square.h"</text:p>
      <text:p text:style-name="P15"/>
      <text:p text:style-name="P15">square::square(std::istream&amp; is) {</text:p>
      <text:p text:style-name="Standard"><text:span text:style-name="T8"><text:s text:c="4"/></text:span><text:span text:style-name="T9">is &gt;&gt; a1 &gt;&gt; a2 &gt;&gt; a3 &gt;&gt; a4;</text:span></text:p>
      <text:p text:style-name="P15">}</text:p>
      <text:p text:style-name="P15"/>
      <text:p text:style-name="P15">double square::area() const {</text:p>
      <text:p text:style-name="Standard"><text:span text:style-name="T8"><text:s text:c="4"/></text:span><text:span text:style-name="T9">double vecX = a2.x - a1.x;</text:span></text:p>
      <text:p text:style-name="Standard"><text:span text:style-name="T8"><text:s text:c="4"/></text:span><text:span text:style-name="T9">double vecY = a2.y - a1.y;</text:span></text:p>
      <text:p text:style-name="Standard"><text:span text:style-name="T8"><text:s text:c="4"/></text:span><text:span text:style-name="T9">return vecX * vecX + vecY * vecY;</text:span></text:p>
      <text:p text:style-name="P15"><text:soft-page-break/>}</text:p>
      <text:p text:style-name="P15"/>
      <text:p text:style-name="P15">point square::center() const {</text:p>
      <text:p text:style-name="Standard"><text:span text:style-name="T8"><text:s text:c="4"/></text:span><text:span text:style-name="T9">double x,y;</text:span></text:p>
      <text:p text:style-name="Standard"><text:span text:style-name="T8"><text:s text:c="4"/></text:span><text:span text:style-name="T9">x = (a1.x + a2.x + a3.x + a4.x) / 4;</text:span></text:p>
      <text:p text:style-name="Standard"><text:span text:style-name="T8"><text:s text:c="4"/></text:span><text:span text:style-name="T9">y = (a1.y + a2.y + a3.y + a4.y) / 4;</text:span></text:p>
      <text:p text:style-name="Standard"><text:span text:style-name="T8"><text:s text:c="4"/></text:span><text:span text:style-name="T9">point p(x,y);</text:span></text:p>
      <text:p text:style-name="Standard"><text:span text:style-name="T8"><text:s text:c="4"/></text:span><text:span text:style-name="T9">return p;</text:span></text:p>
      <text:p text:style-name="P15">}</text:p>
      <text:p text:style-name="P15"/>
      <text:p text:style-name="P15">std::ostream&amp; square::print(std::ostream&amp; os) const {</text:p>
      <text:p text:style-name="Standard"><text:span text:style-name="T8"><text:s text:c="4"/></text:span><text:span text:style-name="T9">os &lt;&lt; "Square\n"&lt;&lt; a1 &lt;&lt; a2 &lt;&lt; a3 &lt;&lt; a4;</text:span></text:p>
      <text:p text:style-name="Standard"><text:span text:style-name="T8"><text:s text:c="4"/></text:span><text:span text:style-name="T9">os &lt;&lt; "Center: " &lt;&lt; center() &lt;&lt; "Area:" &lt;&lt; area() &lt;&lt; '\n';</text:span></text:p>
      <text:p text:style-name="Standard"><text:span text:style-name="T8"><text:s text:c="4"/></text:span><text:span text:style-name="T9">return os;</text:span></text:p>
      <text:p text:style-name="P15">}</text:p>
      <text:p text:style-name="P15"/>
      <text:p text:style-name="P13">square.h</text:p>
      <text:p text:style-name="P13"/>
      <text:p text:style-name="P15">#ifndef _D_SQUARE_H_</text:p>
      <text:p text:style-name="P15">#define _D_SQUARE_H_</text:p>
      <text:p text:style-name="P15"/>
      <text:p text:style-name="P15">#include "figure.h"</text:p>
      <text:p text:style-name="P15"/>
      <text:p text:style-name="P15">class square : public figure {</text:p>
      <text:p text:style-name="P15">public:</text:p>
      <text:p text:style-name="Standard"><text:span text:style-name="T8"><text:s text:c="4"/></text:span><text:span text:style-name="T9">square() = default;</text:span></text:p>
      <text:p text:style-name="Standard"><text:span text:style-name="T8"><text:s text:c="4"/></text:span><text:span text:style-name="T9">square(std::istream&amp; is);</text:span></text:p>
      <text:p text:style-name="Standard"><text:span text:style-name="T8"><text:s text:c="4"/></text:span><text:span text:style-name="T9">double area() const override;</text:span></text:p>
      <text:p text:style-name="Standard"><text:span text:style-name="T8"><text:s text:c="4"/></text:span><text:span text:style-name="T9">point center() const override;</text:span></text:p>
      <text:p text:style-name="Standard"><text:span text:style-name="T8"><text:s text:c="4"/></text:span><text:span text:style-name="T9">std::ostream&amp; print(std::ostream&amp;) const override;</text:span></text:p>
      <text:p text:style-name="P15">private:</text:p>
      <text:p text:style-name="Standard"><text:span text:style-name="T8"><text:s text:c="4"/></text:span><text:span text:style-name="T9">point a1, a2, a3, a4;</text:span></text:p>
      <text:p text:style-name="P15">};</text:p>
      <text:p text:style-name="P15"/>
      <text:p text:style-name="P15">#endif // _D_SQUARE_H_</text:p>
      <text:p text:style-name="P15"/>
      <text:p text:style-name="P13">subscriber.cpp</text:p>
      <text:p text:style-name="P13"/>
      <text:p text:style-name="P15">#include "subscriber.h"</text:p>
      <text:p text:style-name="P15"/>
      <text:p text:style-name="P15">void subscriber::operator()() {</text:p>
      <text:p text:style-name="Standard"><text:span text:style-name="T8"><text:s text:c="4"/></text:span><text:span text:style-name="T9">for(;;) {</text:span></text:p>
      <text:p text:style-name="Standard"><text:span text:style-name="T8"><text:s text:c="8"/></text:span><text:span text:style-name="T9">std::unique_lock&lt;std::mutex&gt;lock(mtx);</text:span></text:p>
      <text:p text:style-name="Standard"><text:span text:style-name="T8"><text:s text:c="8"/></text:span><text:span text:style-name="T9">cond_var.wait(lock,[&amp;]{ return (buffer != nullptr || stop);});</text:span></text:p>
      <text:p text:style-name="Standard"><text:span text:style-name="T8"><text:s text:c="8"/></text:span><text:span text:style-name="T9">if (stop) {</text:span></text:p>
      <text:p text:style-name="Standard"><text:span text:style-name="T8"><text:s text:c="12"/></text:span><text:span text:style-name="T9">break;</text:span></text:p>
      <text:p text:style-name="Standard"><text:soft-page-break/><text:span text:style-name="T8"><text:s text:c="8"/></text:span><text:span text:style-name="T9">}</text:span></text:p>
      <text:p text:style-name="Standard"><text:span text:style-name="T8"><text:s text:c="8"/></text:span><text:span text:style-name="T9">for (auto elem: processors) {</text:span></text:p>
      <text:p text:style-name="Standard"><text:span text:style-name="T8"><text:s text:c="12"/></text:span><text:span text:style-name="T9">elem-&gt;process(buffer);</text:span></text:p>
      <text:p text:style-name="Standard"><text:span text:style-name="T8"><text:s text:c="8"/></text:span><text:span text:style-name="T9">}</text:span></text:p>
      <text:p text:style-name="Standard"><text:span text:style-name="T8"><text:s text:c="8"/></text:span><text:span text:style-name="T9">buffer = nullptr;</text:span></text:p>
      <text:p text:style-name="Standard"><text:span text:style-name="T8"><text:s text:c="8"/></text:span><text:span text:style-name="T9">cond_var.notify_all();</text:span></text:p>
      <text:p text:style-name="Standard"><text:span text:style-name="T8"><text:s text:c="4"/></text:span><text:span text:style-name="T9">}</text:span></text:p>
      <text:p text:style-name="P15">}</text:p>
      <text:p text:style-name="P15"/>
      <text:p text:style-name="P13">subscriber.h</text:p>
      <text:p text:style-name="P13"/>
      <text:p text:style-name="P15">#ifndef _D_SUBSCTIBER_H_</text:p>
      <text:p text:style-name="P15">#define _D_SUBSCTIBER_H_</text:p>
      <text:p text:style-name="P15"/>
      <text:p text:style-name="P15">#include &lt;iostream&gt;</text:p>
      <text:p text:style-name="P15">#include &lt;condition_variable&gt;</text:p>
      <text:p text:style-name="P15">#include &lt;thread&gt;</text:p>
      <text:p text:style-name="P15">#include &lt;vector&gt;</text:p>
      <text:p text:style-name="P15">#include &lt;mutex&gt;</text:p>
      <text:p text:style-name="P15">#include "factory.h"</text:p>
      <text:p text:style-name="P15">#include "figure.h"</text:p>
      <text:p text:style-name="P15">#include "processor.h"</text:p>
      <text:p text:style-name="P15"/>
      <text:p text:style-name="P15">struct subscriber {</text:p>
      <text:p text:style-name="Standard"><text:span text:style-name="T8"><text:s text:c="4"/></text:span><text:span text:style-name="T9">void operator()();</text:span></text:p>
      <text:p text:style-name="Standard"><text:span text:style-name="T8"><text:s text:c="4"/></text:span><text:span text:style-name="T9">std::vector&lt;std::shared_ptr&lt;processor&gt;&gt; processors;</text:span></text:p>
      <text:p text:style-name="Standard"><text:span text:style-name="T8"><text:s text:c="4"/></text:span><text:span text:style-name="T9">std::shared_ptr&lt;std::vector&lt;std::shared_ptr&lt;figure&gt;&gt;&gt; buffer;</text:span></text:p>
      <text:p text:style-name="Standard"><text:span text:style-name="T8"><text:s text:c="4"/></text:span><text:span text:style-name="T9">std::mutex mtx;</text:span></text:p>
      <text:p text:style-name="Standard"><text:span text:style-name="T8"><text:s text:c="4"/></text:span><text:span text:style-name="T9">std::condition_variable cond_var;</text:span></text:p>
      <text:p text:style-name="Standard"><text:span text:style-name="T8"><text:s text:c="4"/></text:span><text:span text:style-name="T9">bool stop = false;</text:span></text:p>
      <text:p text:style-name="P15">};</text:p>
      <text:p text:style-name="P15"/>
      <text:p text:style-name="P15">#endif // _D_SUBSCTIBER_H_</text:p>
      <text:p text:style-name="P15"/>
      <text:p text:style-name="P13">meson.build</text:p>
      <text:p text:style-name="P13"/>
      <text:p text:style-name="P15">project('oop_exercise_08', 'cpp')</text:p>
      <text:p text:style-name="P15"/>
      <text:p text:style-name="P15">add_project_arguments('-std=c++17', '-w', '-pthread', language : 'cpp')</text:p>
      <text:p text:style-name="P15"/>
      <text:p text:style-name="P15">thread_dep = dependency('threads')</text:p>
      <text:p text:style-name="P15"/>
      <text:p text:style-name="P15">executable(</text:p>
      <text:p text:style-name="Standard"><text:span text:style-name="T8"><text:s text:c="4"/></text:span><text:span text:style-name="T9">meson.project_name(),</text:span></text:p>
      <text:p text:style-name="Standard"><text:span text:style-name="T8"><text:s text:c="4"/></text:span><text:span text:style-name="T9">'main.cpp',</text:span></text:p>
      <text:p text:style-name="Standard"><text:span text:style-name="T8"><text:s text:c="4"/></text:span><text:span text:style-name="T9">'factory.cpp',</text:span></text:p>
      <text:p text:style-name="Standard"><text:soft-page-break/><text:span text:style-name="T8"><text:s text:c="4"/></text:span><text:span text:style-name="T9">'point.cpp',</text:span></text:p>
      <text:p text:style-name="Standard"><text:span text:style-name="T8"><text:s text:c="4"/></text:span><text:span text:style-name="T9">'processor.cpp',</text:span></text:p>
      <text:p text:style-name="Standard"><text:span text:style-name="T8"><text:s text:c="4"/></text:span><text:span text:style-name="T9">'rectangle.cpp',</text:span></text:p>
      <text:p text:style-name="Standard"><text:span text:style-name="T8"><text:s text:c="4"/></text:span><text:span text:style-name="T9">'square.cpp',</text:span></text:p>
      <text:p text:style-name="Standard"><text:span text:style-name="T8"><text:s text:c="4"/></text:span><text:span text:style-name="T9">'subscriber.cpp',</text:span></text:p>
      <text:p text:style-name="Standard"><text:span text:style-name="T8"><text:s text:c="4"/></text:span><text:span text:style-name="T9">'trapezoid.cpp',</text:span></text:p>
      <text:p text:style-name="Standard"><text:span text:style-name="T8"><text:s text:c="4"/></text:span><text:span text:style-name="T9">dependencies : thread_dep</text:span></text:p>
      <text:p text:style-name="P15">)</text:p>
      <text:p text:style-name="P33"><text:span text:style-name="Internet_20_link"><text:span text:style-name="T1"/></text:span></text:p>
      <text:p text:style-name="P23"><text:span text:style-name="Internet_20_link"><text:span text:style-name="T1"/></text:span></text:p>
      <text:p text:style-name="P24"><text:line-break/></text:p>
      <text:list xml:id="list33593733" text:continue-numbering="true" text:style-name="WW8Num2">
        <text:list-item>
          <text:p text:style-name="P32"><text:span text:style-name="T5">Набор </text:span><text:span text:style-name="T7">testcases:</text:span></text:p>
        </text:list-item>
      </text:list>
      <text:p text:style-name="P7"/>
      <text:p text:style-name="P14">test_01.test</text:p>
      <text:p text:style-name="P14"/>
      <text:p text:style-name="P16">add square 0 0 0 0 0 0 0 0</text:p>
      <text:p text:style-name="P16">add rectangle 1 1 1 1 1 1 1 1</text:p>
      <text:p text:style-name="P16">add trapezoid 2 2 2 2 2 2 2 2</text:p>
      <text:p text:style-name="P16">quit</text:p>
      <text:p text:style-name="P14"/>
      <text:p text:style-name="P14">test_02.test</text:p>
      <text:p text:style-name="Standard"/>
      <text:p text:style-name="P17">add square 2 2 2 2 2 2 2 2</text:p>
      <text:p text:style-name="P17">add rectangle <text:s/>3 3 3 3 3 3 3 3</text:p>
      <text:p text:style-name="P17">add square <text:s/>4 4 4 4 4 4 4 4</text:p>
      <text:p text:style-name="P17">add trapezoid 5 5 5 5 5 5 5 5</text:p>
      <text:p text:style-name="P17">add square 2 2 2 2 2 2 2 2</text:p>
      <text:p text:style-name="P17">add rectangle 3 3 3 3 3 3 3 3</text:p>
      <text:p text:style-name="P17">add square 5 5 5 5 5 5 5 5</text:p>
      <text:p text:style-name="P17">add rectangle 6 6 6 6 6 6 6 6</text:p>
      <text:p text:style-name="P17">quit</text:p>
      <text:p text:style-name="P19"/>
      <text:p text:style-name="P14">test_01.result</text:p>
      <text:p text:style-name="P14"/>
      <text:p text:style-name="P16">You've reached the limit</text:p>
      <text:p text:style-name="P16">Square</text:p>
      <text:p text:style-name="P16">0 0</text:p>
      <text:p text:style-name="P16">0 0</text:p>
      <text:p text:style-name="P16">0 0</text:p>
      <text:p text:style-name="P16">0 0</text:p>
      <text:p text:style-name="P16">Center: 0 0</text:p>
      <text:p text:style-name="P16">Area:0</text:p>
      <text:p text:style-name="P16">Rectangle</text:p>
      <text:p text:style-name="P16">1 1</text:p>
      <text:p text:style-name="P16">1 1</text:p>
      <text:p text:style-name="P16"><text:soft-page-break/>1 1</text:p>
      <text:p text:style-name="P16">1 1</text:p>
      <text:p text:style-name="P16">Center: 1 1</text:p>
      <text:p text:style-name="P16">Area:0</text:p>
      <text:p text:style-name="P16">Trapezoid</text:p>
      <text:p text:style-name="P16">2 2</text:p>
      <text:p text:style-name="P16">2 2</text:p>
      <text:p text:style-name="P16">2 2</text:p>
      <text:p text:style-name="P16">2 2</text:p>
      <text:p text:style-name="P16">Center: 2 2</text:p>
      <text:p text:style-name="P16">Area:0</text:p>
      <text:p text:style-name="P14"/>
      <text:p text:style-name="P22"><text:span text:style-name="T12">test</text:span><text:span text:style-name="T13">_02.result</text:span></text:p>
      <text:p text:style-name="P21"/>
      <text:p text:style-name="P20">You've reached the limit</text:p>
      <text:p text:style-name="P20">Square</text:p>
      <text:p text:style-name="P20">2 2</text:p>
      <text:p text:style-name="P20">2 2</text:p>
      <text:p text:style-name="P20">2 2</text:p>
      <text:p text:style-name="P20">2 2</text:p>
      <text:p text:style-name="P20">Center: 2 2</text:p>
      <text:p text:style-name="P20">Area:0</text:p>
      <text:p text:style-name="P20">Rectangle</text:p>
      <text:p text:style-name="P20">3 3</text:p>
      <text:p text:style-name="P20">3 3</text:p>
      <text:p text:style-name="P20">3 3</text:p>
      <text:p text:style-name="P20">3 3</text:p>
      <text:p text:style-name="P20">Center: 3 3</text:p>
      <text:p text:style-name="P20">Area:0</text:p>
      <text:p text:style-name="P20">Square</text:p>
      <text:p text:style-name="P20">4 4</text:p>
      <text:p text:style-name="P20">4 4</text:p>
      <text:p text:style-name="P20">4 4</text:p>
      <text:p text:style-name="P20">4 4</text:p>
      <text:p text:style-name="P20">Center: 4 4</text:p>
      <text:p text:style-name="P20">Area:0</text:p>
      <text:p text:style-name="P20">You've reached the limit</text:p>
      <text:p text:style-name="P20">Trapezoid</text:p>
      <text:p text:style-name="P20">5 5</text:p>
      <text:p text:style-name="P20">5 5</text:p>
      <text:p text:style-name="P20">5 5</text:p>
      <text:p text:style-name="P20">5 5</text:p>
      <text:p text:style-name="P20">Center: 5 5</text:p>
      <text:p text:style-name="P20">Area:0</text:p>
      <text:p text:style-name="P20">Square</text:p>
      <text:p text:style-name="P20">2 2</text:p>
      <text:p text:style-name="P20"><text:soft-page-break/>2 2</text:p>
      <text:p text:style-name="P20">2 2</text:p>
      <text:p text:style-name="P20">2 2</text:p>
      <text:p text:style-name="P20">Center: 2 2</text:p>
      <text:p text:style-name="P20">Area:0</text:p>
      <text:p text:style-name="P20">Rectangle</text:p>
      <text:p text:style-name="P20">3 3</text:p>
      <text:p text:style-name="P20">3 3</text:p>
      <text:p text:style-name="P20">3 3</text:p>
      <text:p text:style-name="P20">3 3</text:p>
      <text:p text:style-name="P20">Center: 3 3</text:p>
      <text:p text:style-name="P20">Area:0</text:p>
      <text:p text:style-name="P8"/>
      <text:list xml:id="list33577313" text:continue-numbering="true" text:style-name="WW8Num2">
        <text:list-header>
          <text:p text:style-name="P30"/>
        </text:list-header>
        <text:list-item>
          <text:p text:style-name="P32"><text:span text:style-name="T7">Объяснение результатов работы программы</text:span><text:span text:style-name="T5">:</text:span></text:p>
        </text:list-item>
      </text:list>
      <text:p text:style-name="Standard"/>
      <text:p text:style-name="P11">При запуске программы пользователь задаёт размер буфера, в который помещаются задаваемые им фигуры. Когда буфер становится полным, в терминал выводится вся информация о фигурах, а буфер очищается.</text:p>
      <text:p text:style-name="P2"/>
      <text:list xml:id="list33588584" text:continue-numbering="true" text:style-name="WW8Num2">
        <text:list-item>
          <text:p text:style-name="P32"><text:span text:style-name="T5">Вывод:</text:span><text:span text:style-name="T6"> </text:span></text:p>
        </text:list-item>
      </text:list>
      <text:p text:style-name="P5"><text:span text:style-name="T2">Выполняя данную лабораторную, я получил опыт работы с потоками в </text:span><text:span text:style-name="T3">C</text:span><text:span text:style-name="T2">++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Arial" svg:font-family="Arial" style:font-family-generic="swiss"/>
    <style:font-face style:name="Courier New2" svg:font-family="'Courier New'" style:font-pitch="variable"/>
    <style:font-face style:name="Open Sans" svg:font-family="'Open Sans'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padding="0cm" fo:border="none" style:writing-mode="lr-tb"/>
      <style:text-properties style:use-window-font-color="true" style:font-name="Times New Roman" fo:font-size="12pt" fo:language="ru" fo:country="RU" style:font-name-asian="Times New Roman" style:font-size-asian="12pt" style:language-asian="ru" style:country-asian="RU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loext:contextual-spacing="false" fo:margin-top="0cm" fo:margin-bottom="0.529cm" fo:line-height="100%" fo:padding-left="0cm" fo:padding-right="0cm" fo:padding-top="0cm" fo:padding-bottom="0.141cm" fo:border-left="none" fo:border-right="none" fo:border-top="none" fo:border-bottom="0.035cm solid #4472c4"/>
      <style:text-properties fo:color="#333f4f" style:font-name="Calibri Light" fo:font-size="26pt" fo:letter-spacing="0.009cm" style:font-name-asian="Calibri Light" style:font-size-asian="26pt" style:font-name-complex="Calibri Light" style:font-size-complex="26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name-complex="Arial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847cm" fo:margin-bottom="0cm" fo:keep-together="always" fo:keep-with-next="always"/>
      <style:text-properties fo:color="#2f5395" style:font-name="Calibri Light" fo:font-size="14pt" fo:font-weight="bold" style:font-name-asian="Calibri Light" style:font-size-asian="14pt" style:font-weight-asian="bold" style:font-name-complex="Calibri Light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353cm" fo:margin-bottom="0cm" fo:keep-together="always" fo:keep-with-next="always"/>
      <style:text-properties fo:color="#4472c4" style:font-name="Calibri Light" fo:font-size="13pt" fo:font-weight="bold" style:font-name-asian="Calibri Light" style:font-size-asian="13pt" style:font-weight-asian="bold" style:font-name-complex="Calibri Light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353cm" fo:margin-bottom="0cm" fo:keep-together="always" fo:keep-with-next="always"/>
      <style:text-properties fo:color="#4472c4" style:font-name="Calibri Light" fo:font-weight="bold" style:font-name-asian="Calibri Light" style:font-weight-asian="bold" style:font-name-complex="Calibri Ligh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353cm" fo:margin-bottom="0cm" fo:keep-together="always" fo:keep-with-next="always"/>
      <style:text-properties fo:color="#4472c4" style:font-name="Calibri Light" fo:font-style="italic" fo:font-weight="bold" style:font-name-asian="Calibri Light" style:font-style-asian="italic" style:font-weight-asian="bold" style:font-name-complex="Calibri Ligh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353cm" fo:margin-bottom="0cm" fo:keep-together="always" fo:keep-with-next="always"/>
      <style:text-properties fo:color="#1f3763" style:font-name="Calibri Light" style:font-name-asian="Calibri Light" style:font-name-complex="Calibri Light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353cm" fo:margin-bottom="0cm" fo:keep-together="always" fo:keep-with-next="always"/>
      <style:text-properties fo:color="#1f3763" style:font-name="Calibri Light" fo:font-style="italic" style:font-name-asian="Calibri Light" style:font-style-asian="italic" style:font-name-complex="Calibri Ligh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353cm" fo:margin-bottom="0cm" fo:keep-together="always" fo:keep-with-next="always"/>
      <style:text-properties fo:color="#404040" style:font-name="Calibri Light" fo:font-style="italic" style:font-name-asian="Calibri Light" style:font-style-asian="italic" style:font-name-complex="Calibri Ligh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top="0.353cm" fo:margin-bottom="0cm" fo:keep-together="always" fo:keep-with-next="always"/>
      <style:text-properties fo:color="#404040" style:font-name="Calibri Light" fo:font-size="10pt" style:font-name-asian="Calibri Light" style:font-size-asian="10pt" style:font-name-complex="Calibri Light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353cm" fo:margin-bottom="0cm" fo:keep-together="always" fo:keep-with-next="always"/>
      <style:text-properties fo:color="#404040" style:font-name="Calibri Light" fo:font-size="10pt" fo:font-style="italic" style:font-name-asian="Calibri Light" style:font-size-asian="10pt" style:font-style-asian="italic" style:font-name-complex="Calibri Light" style:font-size-complex="10pt" style:font-style-complex="italic"/>
    </style:style>
    <style:style style:name="Balloon_20_text" style:display-name="Balloon text" style:family="paragraph">
      <style:paragraph-properties fo:orphans="2" fo:widows="2" fo:hyphenation-ladder-count="no-limit" fo:padding="0cm" fo:border="none"/>
      <style:text-properties style:use-window-font-color="true" style:font-name="Tahoma" fo:font-size="8pt" fo:language="ru" fo:country="RU" style:font-name-asian="Times New Roman" style:font-size-asian="8pt" style:language-asian="ru" style:country-asian="RU" style:font-name-complex="Times New Roman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Times New Roman"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Standard" style:next-style-name="Standard" style:class="chapter">
      <style:text-properties fo:color="#4472c4" style:font-name="Calibri Light" fo:font-size="12pt" fo:letter-spacing="0.026cm" fo:font-style="italic" style:font-name-asian="Calibri Light" style:font-size-asian="12pt" style:font-style-asian="italic" style:font-name-complex="Calibri Light" style:font-size-complex="12pt" style:font-style-complex="italic"/>
    </style:style>
    <style:style style:name="Quote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>
      <style:paragraph-properties loext:contextual-spacing="false"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472c4"/>
      <style:text-properties fo:color="#4472c4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loext:contextual-spacing="false" fo:margin-top="0cm" fo:margin-bottom="0cm" fo:line-height="100%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loext:contextual-spacing="false" fo:margin-top="0cm" fo:margin-bottom="0cm" fo:line-height="100%"/>
      <style:text-properties fo:font-size="10pt" style:font-size-asian="10pt" style:font-size-complex="10pt"/>
    </style:style>
    <style:style style:name="Plain_20_text" style:display-name="Plain text" style:family="paragraph" style:parent-style-name="Standard">
      <style:paragraph-properties loext:contextual-spacing="false" fo:margin-top="0cm" fo:margin-bottom="0cm" fo:line-height="100%"/>
      <style:text-properties style:font-name="Courier New" fo:font-size="10.5pt" style:font-size-asian="10.5pt" style:font-name-complex="Courier New" style:font-size-complex="10.5pt"/>
    </style:style>
    <style:style style:name="Header" style:family="paragraph" style:parent-style-name="Standard" style:class="extra">
      <style:paragraph-properties loext:contextual-spacing="false" fo:margin-top="0cm" fo:margin-bottom="0cm" fo:line-height="100%"/>
    </style:style>
    <style:style style:name="Footer" style:family="paragraph" style:parent-style-name="Standard" style:class="extra">
      <style:paragraph-properties loext:contextual-spacing="false" fo:margin-top="0cm" fo:margin-bottom="0cm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>
      <style:paragraph-properties loext:contextual-spacing="false" fo:margin-top="0cm" fo:margin-bottom="0.353cm" fo:line-height="115%" fo:text-align="start" style:justify-single-word="false" fo:orphans="2" fo:widows="2" fo:hyphenation-ladder-count="no-limit" style:vertical-align="auto" style:writing-mode="lr-tb"/>
      <style:text-properties style:use-window-font-color="true" style:font-name="Times New Roman" fo:font-size="11pt" fo:language="ru" fo:country="RU" style:font-name-asian="Open Sans" style:font-size-asian="11pt" style:language-asian="ru" style:country-asian="RU" style:font-name-complex="Times New Roman" style:font-size-complex="11pt" style:language-complex="ar" style:country-complex="SA" fo:hyphenate="false" fo:hyphenation-remain-char-count="2" fo:hyphenation-push-char-count="2"/>
    </style:style>
    <style:style style:name="Table_20_Grid" style:display-name="Table Grid" style:family="paragraph" style:parent-style-name="DocumentMap">
      <style:paragraph-properties fo:text-align="start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" style:font-size-complex="10pt" style:language-complex="ar" style:country-complex="SA"/>
    </style:style>
    <style:style style:name="HTML_20_Preformatted" style:display-name="HTML Preformatted" style:family="paragraph" style:parent-style-name="Standard">
      <style:paragraph-properties fo:text-align="start" style:justify-single-word="false" fo:orphans="2" fo:widows="2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size="10pt" fo:language="ru" fo:country="RU" style:font-size-asian="10pt" style:language-asian="ru" style:country-asian="RU" style:font-name-complex="Courier New1" style:font-size-complex="10pt" style:language-complex="ar" style:country-complex="SA"/>
    </style:style>
    <style:style style:name="Normal_20__28_Web_29_" style:display-name="Normal (Web)" style:family="paragraph" style:parent-style-name="Standard">
      <style:paragraph-properties loext:contextual-spacing="false" fo:margin-top="0.176cm" fo:margin-bottom="0.176cm" fo:text-align="start" style:justify-single-word="false" fo:orphans="2" fo:widows="2" style:vertical-align="auto"/>
      <style:text-properties fo:font-size="12pt" fo:language="ru" fo:country="RU" style:font-size-asian="12pt" style:language-asian="ru" style:country-asian="RU" style:font-name-complex="Times New Roman" style:font-size-complex="12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size="14pt" fo:language="ru" fo:country="RU" fo:font-weight="bold" style:font-size-asian="12.25pt" style:font-weight-asian="bold" style:font-name-complex="Times New Roman" style:font-size-complex="14pt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size="10pt" fo:language="ru" fo:country="RU" fo:font-weight="normal" style:font-size-asian="10pt" style:font-weight-asian="normal" style:font-name-complex="Times New Roman" style:font-size-complex="10pt" style:font-weight-complex="norma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3z1" style:family="text">
      <style:text-properties style:font-name="Times New Roman" fo:font-size="10pt" fo:language="ru" fo:country="RU" fo:font-weight="normal" style:font-size-asian="10pt" style:font-weight-asian="normal" style:font-name-complex="Times New Roman" style:font-size-complex="10pt" style:font-weight-complex="normal"/>
    </style:style>
    <style:style style:name="WW8Num3z2" style:family="text">
      <style:text-properties style:font-name="Times New Roman" fo:font-size="10pt" fo:language="ru" fo:country="RU" fo:font-weight="normal" style:font-size-asian="10pt" style:font-weight-asian="normal" style:font-name-complex="Times New Roman" style:font-size-complex="10pt" style:font-weight-complex="normal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2f5395" style:font-name="Calibri Light" fo:font-size="14pt" fo:font-weight="bold" style:font-name-asian="Calibri Light" style:font-size-asian="14pt" style:font-weight-asian="bold" style:font-name-complex="Calibri Light" style:font-size-complex="14pt" style:font-weight-complex="bold"/>
    </style:style>
    <style:style style:name="Заголовок_20_2_20_Знак" style:display-name="Заголовок 2 Знак" style:family="text">
      <style:text-properties fo:color="#4472c4" style:font-name="Calibri Light" fo:font-size="13pt" fo:font-weight="bold" style:font-name-asian="Calibri Light" style:font-size-asian="13pt" style:font-weight-asian="bold" style:font-name-complex="Calibri Light" style:font-size-complex="13pt" style:font-weight-complex="bold"/>
    </style:style>
    <style:style style:name="Заголовок_20_3_20_Знак" style:display-name="Заголовок 3 Знак" style:family="text">
      <style:text-properties fo:color="#4472c4" style:font-name="Calibri Light" fo:font-weight="bold" style:font-name-asian="Calibri Light" style:font-weight-asian="bold" style:font-name-complex="Calibri Light" style:font-weight-complex="bold"/>
    </style:style>
    <style:style style:name="Заголовок_20_4_20_Знак" style:display-name="Заголовок 4 Знак" style:family="text">
      <style:text-properties fo:color="#4472c4" style:font-name="Calibri Light" fo:font-style="italic" fo:font-weight="bold" style:font-name-asian="Calibri Light" style:font-style-asian="italic" style:font-weight-asian="bold" style:font-name-complex="Calibri Light" style:font-style-complex="italic" style:font-weight-complex="bold"/>
    </style:style>
    <style:style style:name="Заголовок_20_5_20_Знак" style:display-name="Заголовок 5 Знак" style:family="text">
      <style:text-properties fo:color="#1f3763" style:font-name="Calibri Light" style:font-name-asian="Calibri Light" style:font-name-complex="Calibri Light"/>
    </style:style>
    <style:style style:name="Заголовок_20_6_20_Знак" style:display-name="Заголовок 6 Знак" style:family="text">
      <style:text-properties fo:color="#1f3763" style:font-name="Calibri Light" fo:font-style="italic" style:font-name-asian="Calibri Light" style:font-style-asian="italic" style:font-name-complex="Calibri Light" style:font-style-complex="italic"/>
    </style:style>
    <style:style style:name="Заголовок_20_7_20_Знак" style:display-name="Заголовок 7 Знак" style:family="text">
      <style:text-properties fo:color="#404040" style:font-name="Calibri Light" fo:font-style="italic" style:font-name-asian="Calibri Light" style:font-style-asian="italic" style:font-name-complex="Calibri Light" style:font-style-complex="italic"/>
    </style:style>
    <style:style style:name="Заголовок_20_8_20_Знак" style:display-name="Заголовок 8 Знак" style:family="text">
      <style:text-properties fo:color="#404040" style:font-name="Calibri Light" fo:font-size="10pt" style:font-name-asian="Calibri Light" style:font-size-asian="10pt" style:font-name-complex="Calibri Light" style:font-size-complex="10pt"/>
    </style:style>
    <style:style style:name="Заголовок_20_9_20_Знак" style:display-name="Заголовок 9 Знак" style:family="text">
      <style:text-properties fo:color="#404040" style:font-name="Calibri Light" fo:font-size="10pt" fo:font-style="italic" style:font-name-asian="Calibri Light" style:font-size-asian="10pt" style:font-style-asian="italic" style:font-name-complex="Calibri Light" style:font-size-complex="10pt" style:font-style-complex="italic"/>
    </style:style>
    <style:style style:name="Заголовок_20_Знак" style:display-name="Заголовок Знак" style:family="text">
      <style:text-properties fo:color="#333f4f" style:font-name="Calibri Light" fo:font-size="26pt" fo:letter-spacing="0.009cm" style:font-name-asian="Calibri Light" style:font-size-asian="26pt" style:font-name-complex="Calibri Light" style:font-size-complex="26pt"/>
    </style:style>
    <style:style style:name="Подзаголовок_20_Знак" style:display-name="Подзаголовок Знак" style:family="text">
      <style:text-properties fo:color="#4472c4" style:font-name="Calibri Light" fo:font-size="12pt" fo:letter-spacing="0.026cm" fo:font-style="italic" style:font-name-asian="Calibri Light" style:font-size-asian="12pt" style:font-style-asian="italic" style:font-name-complex="Calibri Light" style:font-size-complex="12pt" style:font-style-complex="italic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color="#4472c4" fo:font-style="italic" fo:font-weight="bold" style:font-style-asian="italic" style:font-weight-asian="bold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Цитата_20_2_20_Знак" style:display-name="Цитата 2 Знак" style:family="text">
      <style:text-properties fo:color="#000000" fo:font-style="italic" style:font-style-asian="italic" style:font-style-complex="italic"/>
    </style:style>
    <style:style style:name="Выделенная_20_цитата_20_Знак" style:display-name="Выделенная цитата Знак" style:family="text">
      <style:text-properties fo:color="#4472c4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 fo:color="#ed7d31" style:text-underline-style="solid" style:text-underline-width="auto" style:text-underline-color="font-color"/>
    </style:style>
    <style:style style:name="Intense_20_reference" style:display-name="Intense reference" style:family="text">
      <style:text-properties fo:font-variant="small-caps" fo:color="#ed7d31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Текст_20_Знак" style:display-name="Текст Знак" style:family="text">
      <style:text-properties style:font-name="Courier New" fo:font-size="10.5pt" style:font-size-asian="10.5pt" style:font-name-complex="Courier New" style:font-size-complex="10.5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395" style:font-name="Calibri Light" fo:font-size="14pt" fo:font-weight="bold" style:font-name-asian="Calibri Light" style:font-size-asian="14pt" style:font-weight-asian="bold" style:font-name-complex="Calibri Light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472c4" style:font-name="Calibri Light" fo:font-size="13pt" fo:font-weight="bold" style:font-name-asian="Calibri Light" style:font-size-asian="13pt" style:font-weight-asian="bold" style:font-name-complex="Calibri Light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472c4" style:font-name="Calibri Light" fo:font-weight="bold" style:font-name-asian="Calibri Light" style:font-weight-asian="bold" style:font-name-complex="Calibri Light" style:font-weight-complex="bold"/>
    </style:style>
    <style:style style:name="Heading_20_4_20_Char" style:display-name="Heading 4 Char" style:family="text" style:parent-style-name="Default_20_paragraph_20_font">
      <style:text-properties fo:color="#4472c4" style:font-name="Calibri Light" fo:font-style="italic" fo:font-weight="bold" style:font-name-asian="Calibri Light" style:font-style-asian="italic" style:font-weight-asian="bold" style:font-name-complex="Calibri Ligh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1f3763" style:font-name="Calibri Light" style:font-name-asian="Calibri Light" style:font-name-complex="Calibri Light"/>
    </style:style>
    <style:style style:name="Heading_20_6_20_Char" style:display-name="Heading 6 Char" style:family="text" style:parent-style-name="Default_20_paragraph_20_font">
      <style:text-properties fo:color="#1f3763" style:font-name="Calibri Light" fo:font-style="italic" style:font-name-asian="Calibri Light" style:font-style-asian="italic" style:font-name-complex="Calibri Ligh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 Light" fo:font-style="italic" style:font-name-asian="Calibri Light" style:font-style-asian="italic" style:font-name-complex="Calibri Ligh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 Light" fo:font-size="10pt" style:font-name-asian="Calibri Light" style:font-size-asian="10pt" style:font-name-complex="Calibri Ligh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 Light" fo:font-size="10pt" fo:font-style="italic" style:font-name-asian="Calibri Light" style:font-size-asian="10pt" style:font-style-asian="italic" style:font-name-complex="Calibri Light" style:font-size-complex="10pt" style:font-style-complex="italic"/>
    </style:style>
    <style:style style:name="Title_20_Char" style:display-name="Title Char" style:family="text" style:parent-style-name="Default_20_paragraph_20_font">
      <style:text-properties fo:color="#333f4f" style:font-name="Calibri Light" fo:font-size="26pt" fo:letter-spacing="0.009cm" style:font-name-asian="Calibri Light" style:font-size-asian="26pt" style:font-name-complex="Calibri Light" style:font-size-complex="26pt"/>
    </style:style>
    <style:style style:name="Subtitle_20_Char" style:display-name="Subtitle Char" style:family="text" style:parent-style-name="Default_20_paragraph_20_font">
      <style:text-properties fo:color="#4472c4" style:font-name="Calibri Light" fo:font-size="12pt" fo:letter-spacing="0.026cm" fo:font-style="italic" style:font-name-asian="Calibri Light" style:font-size-asian="12pt" style:font-style-asian="italic" style:font-name-complex="Calibri Light" style:font-size-complex="12pt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472c4" fo:font-style="italic" fo:font-weight="bold" style:font-style-asian="italic" style:font-weight-asian="bold" style:font-style-complex="italic" style:font-weight-complex="bold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Plain_20_Text_20_Char" style:display-name="Plain Text Char" style:family="text" style:parent-style-name="Default_20_paragraph_20_font">
      <style:text-properties style:font-name="Courier New" fo:font-size="10.5pt" style:font-size-asian="10.5pt" style:font-name-complex="Courier New" style:font-size-complex="10.5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1" fo:font-size="10pt" style:font-size-asian="10pt" style:font-name-complex="Courier New2" style:font-size-complex="10pt"/>
    </style:style>
    <style:style style:name="Strong" style:family="text" style:parent-style-name="Default_20_Paragraph_20_Font">
      <style:text-properties fo:font-weight="bold" style:font-weight-asian="bold" style:font-name-complex="Times New Roman"/>
    </style:style>
    <style:style style:name="HTML_20_Typewriter" style:display-name="HTML Typewriter" style:family="text" style:parent-style-name="Default_20_Paragraph_20_Font">
      <style:text-properties style:font-name="Courier New1" fo:font-size="10pt" style:font-size-asian="10pt" style:font-name-complex="Times New Roman"/>
    </style:style>
    <style:style style:name="ListLabel_20_10" style:display-name="ListLabel 10" style:family="text">
      <style:text-properties style:font-name="Times New Roman" fo:font-size="10pt" fo:background-color="#ffffff" style:font-size-asian="10pt" style:font-name-complex="Times New Roman"/>
    </style:style>
    <style:style style:name="Teletype" style:family="text">
      <style:text-properties style:font-name="Liberation Mono" style:font-name-asian="NSimSun" style:font-name-complex="Liberation Mono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z3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z4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z5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z6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z7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z8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dc:subject/>
    <meta:initial-creator>Гость</meta:initial-creator>
    <meta:creation-date>2018-09-13T19:05:00</meta:creation-date>
    <dc:date>2021-03-27T13:36:12.16</dc:date>
    <meta:print-date>1995-11-21T17:41:00</meta:print-date>
    <meta:editing-cycles>75</meta:editing-cycles>
    <meta:editing-duration>P1DT2H52M3S</meta:editing-duration>
    <meta:generator>OpenOffice/4.1.5$Win32 OpenOffice.org_project/415m1$Build-9789</meta:generator>
    <meta:document-statistic meta:table-count="1" meta:image-count="0" meta:object-count="0" meta:page-count="12" meta:paragraph-count="397" meta:word-count="1220" meta:character-count="9087"/>
  </office:meta>
</office:document-meta>
</file>